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officeooo:rsid="001dc24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Ejercicio de Examen <text:span text:style-name="T1">Contenido multimedia (solo imagenes)</text:span></text:h>
      <text:p text:style-name="Text_20_body"><text:span text:style-name="Strong_20_Emphasis">Ejercicio:</text:span></text:p>
      <text:p text:style-name="Text_20_body">Crea una página web que muestre una galería de dos imágenes con descripciones. Sigue estas instrucciones:</text:p>
      <text:list text:style-name="L1">
        <text:list-item>
          <text:p text:style-name="P1">El título de la página debe ser "Galería de Examen".</text:p>
        </text:list-item>
        <text:list-item>
          <text:p text:style-name="P1">El color de fondo de la página debe ser un tono claro (#f5f5f5).</text:p>
        </text:list-item>
        <text:list-item>
          <text:p text:style-name="P1">Las imágenes deben tener un ancho de 250px y altura automática.</text:p>
        </text:list-item>
        <text:list-item>
          <text:p text:style-name="P1">Las imágenes deben tener un borde sólido de 3px de color negro.</text:p>
        </text:list-item>
        <text:list-item>
          <text:p text:style-name="P1">Las imágenes deben tener un margen de 10px alrededor.</text:p>
        </text:list-item>
        <text:list-item>
          <text:p text:style-name="P1">Las imágenes deben tener las esquinas redondeadas con un radio de 8px.</text:p>
        </text:list-item>
        <text:list-item>
          <text:p text:style-name="P1">Al pasar el ratón sobre las imágenes, el borde debe cambiar a un estilo punteado de color azul.</text:p>
        </text:list-item>
        <text:list-item>
          <text:p text:style-name="P1">Las descripciones de las imágenes deben estar centradas.</text:p>
        </text:list-item>
        <text:list-item>
          <text:p text:style-name="P1">El tamaño de la fuente de las descripciones debe ser de 16px.</text:p>
        </text:list-item>
        <text:list-item>
          <text:p text:style-name="P1">El color del texto de las descripciones debe ser gris oscuro (#333)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leon</meta:initial-creator>
    <meta:creation-date>2024-12-04T12:41:42.78</meta:creation-date>
    <dc:date>2024-12-04T18:36:52.325731924</dc:date>
    <meta:editing-duration>PT3M4S</meta:editing-duration>
    <meta:editing-cycles>2</meta:editing-cycles>
    <meta:generator>LibreOffice/7.4.2.3$Linux_X86_64 LibreOffice_project/40$Build-3</meta:generator>
    <meta:document-statistic meta:table-count="0" meta:image-count="0" meta:object-count="0" meta:page-count="1" meta:paragraph-count="13" meta:word-count="151" meta:character-count="837" meta:non-whitespace-character-count="709"/>
  </office:meta>
</office:document-meta>
</file>